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Tex Test</text:p>
      <text:p text:style-name="h1">This is a LaTex sample document.</text:p>
      <text:p text:style-name="p"/>
      <text:p text:style-name="p-latex">\documentclass[12pt]{article}</text:p>
      <text:p text:style-name="p-latex">\title{\LaTeX}</text:p>
      <text:p text:style-name="p-latex">\date{}</text:p>
      <text:p text:style-name="p-latex">\begin{document}</text:p>
      <text:p text:style-name="p-latex">\maketitle \LaTeX{} is a document preparation system for the \TeX{} typesetting program. It offers programmable desktop publishing features and extensive facilities for automating most aspects of typesetting and desktop publishing, including numbering and cross-referencing, tables and figures, page layout, bibliographies, and much more. \LaTeX{} was originally written in 1984 by Leslie Lamport and has become the dominant method for using \TeX; few people write in plain \TeX{} anymore. The current version is \LaTeXe.</text:p>
      <text:p text:style-name="p-latex">\newline</text:p>
      <text:p text:style-name="p-latex">% This is a comment, it is not shown in the final output.</text:p>
      <text:p text:style-name="p-latex">% The following shows a little of the typesetting power of LaTeX</text:p>
      <text:p text:style-name="p-latex">\begin{eqnarray}</text:p>
      <text:p text:style-name="p-latex">E &amp;=&amp; mc^2 \\</text:p>
      <text:p text:style-name="p-latex">m &amp;=&amp; \frac{m_0}{\sqrt{1-\frac{v^2}{c^2}}}</text:p>
      <text:p text:style-name="p-latex">\end{eqnarray}</text:p>
      <text:p text:style-name="p-latex">\end{document}</text:p>
      <text:p text:style-name="p">The End.</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21cm" fo:text-indent="0cm" style:auto-text-indent="false"/>
      <style:text-properties fo:font-style="normal"/>
    </style:style>
    <style:style style:name="bq2" style:family="paragraph" style:parent-style-name="Standard">
      <style:paragraph-properties fo:margin-left="1.199cm" fo:margin-right="0cm" fo:margin-top="0cm" fo:margin-bottom="0.21cm" fo:text-indent="0cm" style:auto-text-indent="false"/>
      <style:text-properties fo:font-style="normal"/>
    </style:style>
    <style:style style:name="bq3" style:family="paragraph" style:parent-style-name="Standard">
      <style:paragraph-properties fo:margin-left="1.799cm" fo:margin-right="0cm" fo:margin-top="0cm" fo:margin-bottom="0.21cm" fo:text-indent="0cm" style:auto-text-indent="false"/>
      <style:text-properties fo:font-style="normal"/>
    </style:style>
    <style:style style:name="bq4" style:family="paragraph" style:parent-style-name="Standard">
      <style:paragraph-properties fo:margin-left="2.401cm" fo:margin-right="0cm" fo:margin-top="0cm" fo:margin-bottom="0.21cm" fo:text-indent="0cm" style:auto-text-indent="false"/>
      <style:text-properties fo:font-style="normal"/>
    </style:style>
    <style:style style:name="bq5" style:family="paragraph" style:parent-style-name="Standard">
      <style:paragraph-properties fo:margin-left="3cm" fo:margin-right="0cm" fo:margin-top="0cm" fo:margin-bottom="0.21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start" style:justify-single-word="false"/>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Daniel de Byl</meta:initial-creator>
    <meta:creation-date>2006-05-24T11:30:33</meta:creation-date>
    <dc:date>2006-08-23T10:12:31</dc:date>
    <dc:language>en-US</dc:language>
    <meta:editing-cycles>2</meta:editing-cycles>
    <meta:editing-duration>PT4M6S</meta:editing-duration>
    <meta:template xlink:type="simple" xlink:actuate="onRequest" xlink:role="template" xlink:href="../../templates/ice-template.ott" xlink:title="ice-template" meta:date="2006-05-24T11:30:31"/>
    <meta:user-defined meta:name="Info 1"/>
    <meta:user-defined meta:name="Info 2"/>
    <meta:user-defined meta:name="Info 3"/>
    <meta:user-defined meta:name="Info 4"/>
    <meta:document-statistic meta:table-count="48" meta:image-count="0" meta:object-count="0" meta:page-count="1" meta:paragraph-count="68" meta:word-count="136" meta:character-count="99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